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to</text:p>
      <text:p text:style-name="Standard">Libre Baskerville</text:p>
      <text:p text:style-name="Standard">Muli</text:p>
      <text:p text:style-name="Standard">Oxygen</text:p>
      <text:p text:style-name="Standard">Arimo</text:p>
      <text:p text:style-name="Standard">Quattrocento San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1:47:03.28</meta:creation-date>
    <meta:document-statistic meta:table-count="0" meta:image-count="0" meta:object-count="0" meta:page-count="1" meta:paragraph-count="6" meta:word-count="8" meta:character-count="53"/>
    <dc:date>2013-01-22T14:06:21.54</dc:date>
    <meta:editing-duration>PT2H4M8S</meta:editing-duration>
    <meta:editing-cycles>1</meta:editing-cycles>
    <meta:generator>OpenOffice.org/3.4.1$Win32 OpenOffice.org_project/341m1$Build-9593</meta:generator>
  </office:meta>
</office:document-meta>
</file>